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295F34C774DABFDD7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="Circle" draw:marker-start-width="0.152cm" draw:marker-end-width="0.152cm" draw:fill="none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7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01cm" fo:min-width="2.7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" style:family="graphic" style:parent-style-name="standard">
      <style:graphic-properties svg:stroke-color="#c5000b" draw:fill="none" draw:textarea-horizontal-align="justify" draw:textarea-vertical-align="middle" draw:auto-grow-height="false" fo:min-height="4.979cm" fo:min-width="5.06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4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style:font-name="Ubuntu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36cm" svg:height="17.488cm" svg:x="0cm" svg:y="0.013cm">
          <draw:image xlink:href="Pictures/100000000000040D00000295F34C774DABFDD7B2.png" xlink:type="simple" xlink:show="embed" xlink:actuate="onLoad">
            <text:p/>
          </draw:image>
        </draw:frame>
        <draw:line draw:style-name="gr2" draw:text-style-name="P1" draw:layer="layout" svg:x1="15.425cm" svg:y1="10.082cm" svg:x2="21.913cm" svg:y2="1.806cm">
          <text:p/>
        </draw:line>
        <draw:line draw:style-name="gr2" draw:text-style-name="P1" draw:layer="layout" svg:x1="9.144cm" svg:y1="11.659cm" svg:x2="15.425cm" svg:y2="10.082cm">
          <text:p/>
        </draw:line>
        <draw:line draw:style-name="gr2" draw:text-style-name="P1" draw:layer="layout" svg:x1="14.224cm" svg:y1="15.977cm" svg:x2="15.425cm" svg:y2="10.082cm">
          <text:p/>
        </draw:line>
        <draw:line draw:style-name="gr2" draw:text-style-name="P1" draw:layer="layout" svg:x1="10.922cm" svg:y1="6.579cm" svg:x2="15.425cm" svg:y2="10.082cm">
          <text:p/>
        </draw:line>
        <draw:line draw:style-name="gr2" draw:text-style-name="P1" draw:layer="layout" svg:x1="19.558cm" svg:y1="12.675cm" svg:x2="15.425cm" svg:y2="10.082cm">
          <text:p/>
        </draw:line>
        <draw:frame draw:style-name="gr3" draw:text-style-name="P2" draw:layer="layout" svg:width="3.258cm" svg:height="1.361cm" svg:x="12.954cm" svg:y="7.087cm">
          <draw:text-box>
            <text:p><text:span text:style-name="T1">D = 1.35</text:span></text:p>
            <text:p><text:span text:style-name="T1">Dens = 7036</text:span></text:p>
          </draw:text-box>
        </draw:frame>
        <draw:frame draw:style-name="gr4" draw:text-style-name="P2" draw:layer="layout" svg:width="3.237cm" svg:height="2.367cm" svg:x="19.05cm" svg:y="5.055cm">
          <draw:text-box>
            <text:p><text:span text:style-name="T1">D = 3.05</text:span></text:p>
            <text:p><text:span text:style-name="T1">Dens = 4683</text:span></text:p>
          </draw:text-box>
        </draw:frame>
        <draw:frame draw:style-name="gr3" draw:text-style-name="P2" draw:layer="layout" svg:width="3.258cm" svg:height="1.361cm" svg:x="16.321cm" svg:y="9.8cm">
          <draw:text-box>
            <text:p><text:span text:style-name="T1">D = 1.36</text:span></text:p>
            <text:p><text:span text:style-name="T1">Dens = 4707</text:span></text:p>
          </draw:text-box>
        </draw:frame>
        <draw:frame draw:style-name="gr5" draw:text-style-name="P2" draw:layer="layout" svg:width="3.258cm" svg:height="1.361cm" svg:x="14.468cm" svg:y="13.686cm">
          <draw:text-box>
            <text:p><text:span text:style-name="T1">D = 1.59</text:span></text:p>
            <text:p><text:span text:style-name="T1">Dens = 7186</text:span></text:p>
          </draw:text-box>
        </draw:frame>
        <draw:frame draw:style-name="gr6" draw:text-style-name="P2" draw:layer="layout" svg:width="4.621cm" svg:height="1.778cm" svg:x="9.398cm" svg:y="11.405cm">
          <draw:text-box>
            <text:p><text:span text:style-name="T1">D = 1.64</text:span></text:p>
            <text:p><text:span text:style-name="T1">Dens = 6156</text:span></text:p>
          </draw:text-box>
        </draw:frame>
        <draw:custom-shape draw:style-name="gr7" draw:text-style-name="P1" draw:layer="layout" svg:width="7.874cm" svg:height="7.393cm" svg:x="11.684cm" svg:y="6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432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929cm" svg:x="1cm" svg:y="2.956cm"/>
      <draw:page-thumbnail draw:layer="backgroundobjects" svg:width="9.294cm" svg:height="5.929cm" svg:x="1cm" svg:y="11.004cm"/>
      <draw:page-thumbnail draw:layer="backgroundobjects" svg:width="9.294cm" svg:height="5.929cm" svg:x="1cm" svg:y="19.052cm"/>
      <draw:page-thumbnail draw:layer="backgroundobjects" svg:width="9.294cm" svg:height="5.929cm" svg:x="11.295cm" svg:y="2.956cm"/>
      <draw:page-thumbnail draw:layer="backgroundobjects" svg:width="9.294cm" svg:height="5.929cm" svg:x="11.295cm" svg:y="11.004cm"/>
      <draw:page-thumbnail draw:layer="backgroundobjects" svg:width="9.294cm" svg:height="5.929cm" svg:x="11.295cm" svg:y="19.052cm"/>
    </style:handout-master>
    <style:master-page style:name="Default" style:page-layout-name="PM1" draw:style-name="Mdp1">
      <draw:frame presentation:style-name="Default-title" draw:layer="backgroundobjects" svg:width="24.688cm" svg:height="2.922cm" svg:x="1.371cm" svg:y="0.697cm" presentation:class="title" presentation:placeholder="true">
        <draw:text-box/>
      </draw:frame>
      <draw:frame presentation:style-name="Default-outline1" draw:layer="backgroundobjects" svg:width="24.688cm" svg:height="10.15cm" svg:x="1.371cm" svg:y="4.095cm" presentation:class="outline" presentation:placeholder="true">
        <draw:text-box/>
      </draw:frame>
      <draw:frame presentation:style-name="Mpr1" draw:text-style-name="MP2" draw:layer="backgroundobjects" svg:width="6.391cm" svg:height="1.207cm" svg:x="1.371cm" svg:y="15.94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695cm" svg:height="1.207cm" svg:x="9.381cm" svg:y="15.94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91cm" svg:height="1.207cm" svg:x="19.668cm" svg:y="15.94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2:21:30.372572357</meta:creation-date>
    <dc:date>2017-05-13T12:22:23.164247126</dc:date>
    <meta:editing-duration>PT53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